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a6059" officeooo:paragraph-rsid="001a6059"/>
    </style:style>
    <style:style style:name="P3" style:family="paragraph" style:parent-style-name="Standard">
      <style:text-properties officeooo:rsid="00199663" officeooo:paragraph-rsid="001a63d2"/>
    </style:style>
    <style:style style:name="T1" style:family="text">
      <style:text-properties officeooo:rsid="001a6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storie: <text:span text:style-name="T1">As a user, i want increase and decrease number of episodies easily, so that i will not spend to much time.</text:span></text:p>
      <text:p text:style-name="P1">Tasks:</text:p>
      <text:p text:style-name="P1">Test tasks:</text:p>
      <text:p text:style-name="P2">AC:</text:p>
      <text:p text:style-name="P1">Related features:</text:p>
      <text:p text:style-name="P1">Related data:</text:p>
      <text:p text:style-name="P1">Extern resurces: (prototypes, diagramns, 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0.4$Windows_x86 LibreOffice_project/89ea49ddacd9aa532507cbf852f2bb22b1ace28</meta:generator>
    <dc:date>2015-01-10T10:09:28.529000000</dc:date>
    <dc:creator>Jonas Mayer</dc:creator>
    <meta:document-statistic meta:table-count="0" meta:image-count="0" meta:object-count="0" meta:page-count="1" meta:paragraph-count="7" meta:word-count="36" meta:character-count="214" meta:non-whitespace-character-count="185"/>
    <meta:user-defined meta:name="Info 1"/>
    <meta:user-defined meta:name="Info 2"/>
    <meta:user-defined meta:name="Info 3"/>
    <meta:user-defined meta:name="Info 4"/>
  </office:meta>
</office:document-meta>
</file>